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88mm" svg:height="90.09mm" svg:x="5.02mm" svg:y="62.54mm">
            <loext:p draw:notify-on-update-of-ranges="Sheet1.A3:Sheet1.A12 Sheet1.B2:Sheet1.B2 Sheet1.C3:Sheet1.C12 Sheet1.E2:Sheet1.E2 Sheet1.F3:Sheet1.F12 Sheet1.H2:Sheet1.H2 Sheet1.I3:Sheet1.I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2" table:default-cell-style-name="ce8"/>
        <table:table-column table:style-name="co2" table:number-columns-repeated="2" table:default-cell-style-name="Default"/>
        <table:table-column table:style-name="co2" table:default-cell-style-name="ce8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Chromosome</text:p>
          </table:table-cell>
          <table:table-cell table:style-name="ce1" office:value-type="string" calcext:value-type="string">
            <text:p>N’</text:p>
          </table:table-cell>
          <table:table-cell table:style-name="ce4" office:value-type="string" calcext:value-type="string">
            <text:p>proc. time</text:p>
          </table:table-cell>
          <table:table-cell table:style-name="ce4" office:value-type="string" calcext:value-type="string">
            <text:p>total time</text:p>
          </table:table-cell>
          <table:table-cell table:style-name="ce7" office:value-type="string" calcext:value-type="string">
            <text:p>N’</text:p>
          </table:table-cell>
          <table:table-cell table:style-name="ce4" office:value-type="string" calcext:value-type="string">
            <text:p>proc. time</text:p>
          </table:table-cell>
          <table:table-cell table:style-name="ce4" office:value-type="string" calcext:value-type="string">
            <text:p>total time</text:p>
          </table:table-cell>
          <table:table-cell table:style-name="ce7" office:value-type="string" calcext:value-type="string">
            <text:p>N’</text:p>
          </table:table-cell>
          <table:table-cell table:style-name="ce4" office:value-type="string" calcext:value-type="string">
            <text:p>proc. time</text:p>
          </table:table-cell>
          <table:table-cell table:style-name="ce4" office:value-type="string" calcext:value-type="string">
            <text:p>total time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3" office:value-type="float" office:value="5000" calcext:value-type="float" table:number-columns-spanned="3" table:number-rows-spanned="1">
            <text:p>5000</text:p>
          </table:table-cell>
          <table:covered-table-cell table:style-name="ce5"/>
          <table:covered-table-cell table:style-name="ce4"/>
          <table:table-cell table:style-name="ce5" office:value-type="float" office:value="10000" calcext:value-type="float" table:number-columns-spanned="3" table:number-rows-spanned="1">
            <text:p>10000</text:p>
          </table:table-cell>
          <table:covered-table-cell table:style-name="ce3"/>
          <table:covered-table-cell table:style-name="ce1"/>
          <table:table-cell table:style-name="ce5" office:value-type="float" office:value="15000" calcext:value-type="float" table:number-columns-spanned="3" table:number-rows-spanned="1">
            <text:p>15000</text:p>
          </table:table-cell>
          <table:covered-table-cell table:style-name="ce3"/>
          <table:covered-table-cell table:style-name="ce1"/>
          <table:table-cell table:style-name="ce1"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26946" calcext:value-type="float">
            <text:p>3026946</text:p>
          </table:table-cell>
          <table:table-cell office:value-type="float" office:value="45.56" calcext:value-type="float">
            <text:p>45.56</text:p>
          </table:table-cell>
          <table:table-cell office:value-type="float" office:value="57.18" calcext:value-type="float">
            <text:p>57.18</text:p>
          </table:table-cell>
          <table:table-cell office:value-type="float" office:value="3200604" calcext:value-type="float">
            <text:p>3200604</text:p>
          </table:table-cell>
          <table:table-cell table:style-name="ce6" office:value-type="float" office:value="79.71" calcext:value-type="float">
            <text:p>79.71</text:p>
          </table:table-cell>
          <table:table-cell table:style-name="ce6" table:formula="of:=60+35.67" office:value-type="float" office:value="95.67" calcext:value-type="float">
            <text:p>95.67</text:p>
          </table:table-cell>
          <table:table-cell office:value-type="float" office:value="3238803" calcext:value-type="float">
            <text:p>3238803</text:p>
          </table:table-cell>
          <table:table-cell table:style-name="ce6" office:value-type="float" office:value="114.6" calcext:value-type="float">
            <text:p>114.60</text:p>
          </table:table-cell>
          <table:table-cell table:style-name="ce6" office:value-type="float" office:value="121.51" calcext:value-type="float">
            <text:p>121.51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20582" calcext:value-type="float">
            <text:p>3020582</text:p>
          </table:table-cell>
          <table:table-cell office:value-type="float" office:value="45.47" calcext:value-type="float">
            <text:p>45.47</text:p>
          </table:table-cell>
          <table:table-cell office:value-type="float" office:value="56.43" calcext:value-type="float">
            <text:p>56.43</text:p>
          </table:table-cell>
          <table:table-cell office:value-type="float" office:value="3187805" calcext:value-type="float">
            <text:p>3187805</text:p>
          </table:table-cell>
          <table:table-cell table:style-name="ce6" office:value-type="float" office:value="82.15" calcext:value-type="float">
            <text:p>82.15</text:p>
          </table:table-cell>
          <table:table-cell table:style-name="ce6" office:value-type="float" office:value="88.07" calcext:value-type="float">
            <text:p>88.07</text:p>
          </table:table-cell>
          <table:table-cell office:value-type="float" office:value="3224682" calcext:value-type="float">
            <text:p>3224682</text:p>
          </table:table-cell>
          <table:table-cell table:style-name="ce6" office:value-type="float" office:value="109.87" calcext:value-type="float">
            <text:p>109.87</text:p>
          </table:table-cell>
          <table:table-cell table:style-name="ce6" office:value-type="float" office:value="111.32" calcext:value-type="float">
            <text:p>111.32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22685" calcext:value-type="float">
            <text:p>5022685</text:p>
          </table:table-cell>
          <table:table-cell office:value-type="float" office:value="75.55" calcext:value-type="float">
            <text:p>75.55</text:p>
          </table:table-cell>
          <table:table-cell office:value-type="float" office:value="97.45" calcext:value-type="float">
            <text:p>97.45</text:p>
          </table:table-cell>
          <table:table-cell office:value-type="float" office:value="5296435" calcext:value-type="float">
            <text:p>5296435</text:p>
          </table:table-cell>
          <table:table-cell table:style-name="ce6" office:value-type="float" office:value="136.06" calcext:value-type="float">
            <text:p>136.06</text:p>
          </table:table-cell>
          <table:table-cell table:style-name="ce6" table:formula="of:=3*60+45.77" office:value-type="float" office:value="225.77" calcext:value-type="float">
            <text:p>225.77</text:p>
          </table:table-cell>
          <table:table-cell office:value-type="float" office:value="5356447" calcext:value-type="float">
            <text:p>5356447</text:p>
          </table:table-cell>
          <table:table-cell table:style-name="ce6" office:value-type="float" office:value="196.2" calcext:value-type="float">
            <text:p>196.20</text:p>
          </table:table-cell>
          <table:table-cell table:style-name="ce6" table:formula="of:=3*60+43.78" office:value-type="float" office:value="223.78" calcext:value-type="float">
            <text:p>223.7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 office:value-type="float" office:value="140121" calcext:value-type="float">
            <text:p>140121</text:p>
          </table:table-cell>
          <table:table-cell office:value-type="float" office:value="6.87" calcext:value-type="float">
            <text:p>6.87</text:p>
          </table:table-cell>
          <table:table-cell office:value-type="float" office:value="7.88" calcext:value-type="float">
            <text:p>7.88</text:p>
          </table:table-cell>
          <table:table-cell office:value-type="float" office:value="151764" calcext:value-type="float">
            <text:p>151764</text:p>
          </table:table-cell>
          <table:table-cell table:style-name="ce6" office:value-type="float" office:value="18.92" calcext:value-type="float">
            <text:p>18.92</text:p>
          </table:table-cell>
          <table:table-cell table:style-name="ce6" office:value-type="float" office:value="19.63" calcext:value-type="float">
            <text:p>19.63</text:p>
          </table:table-cell>
          <table:table-cell office:value-type="float" office:value="160299" calcext:value-type="float">
            <text:p>160299</text:p>
          </table:table-cell>
          <table:table-cell table:style-name="ce6" office:value-type="float" office:value="31.23" calcext:value-type="float">
            <text:p>31.23</text:p>
          </table:table-cell>
          <table:table-cell table:style-name="ce6" office:value-type="float" office:value="34.11" calcext:value-type="float">
            <text:p>34.11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36364" calcext:value-type="float">
            <text:p>4936364</text:p>
          </table:table-cell>
          <table:table-cell office:value-type="float" office:value="83.96" calcext:value-type="float">
            <text:p>83.96</text:p>
          </table:table-cell>
          <table:table-cell office:value-type="float" office:value="96.54" calcext:value-type="float">
            <text:p>96.54</text:p>
          </table:table-cell>
          <table:table-cell office:value-type="float" office:value="5237758" calcext:value-type="float">
            <text:p>5237758</text:p>
          </table:table-cell>
          <table:table-cell table:style-name="ce6" office:value-type="float" office:value="145.08" calcext:value-type="float">
            <text:p>145.08</text:p>
          </table:table-cell>
          <table:table-cell table:style-name="ce6" table:formula="of:=2*60+31.84" office:value-type="float" office:value="151.84" calcext:value-type="float">
            <text:p>151.84</text:p>
          </table:table-cell>
          <table:table-cell office:value-type="float" office:value="5308674" calcext:value-type="float">
            <text:p>5308674</text:p>
          </table:table-cell>
          <table:table-cell table:style-name="ce6" office:value-type="float" office:value="195.84" calcext:value-type="float">
            <text:p>195.84</text:p>
          </table:table-cell>
          <table:table-cell table:style-name="ce6" table:formula="of:=3*60+36.85" office:value-type="float" office:value="216.85" calcext:value-type="float">
            <text:p>216.8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76802" calcext:value-type="float">
            <text:p>6176802</text:p>
          </table:table-cell>
          <table:table-cell office:value-type="float" office:value="99.71" calcext:value-type="float">
            <text:p>99.71</text:p>
          </table:table-cell>
          <table:table-cell office:value-type="float" office:value="106.98" calcext:value-type="float">
            <text:p>106.98</text:p>
          </table:table-cell>
          <table:table-cell office:value-type="float" office:value="6557900" calcext:value-type="float">
            <text:p>6557900</text:p>
          </table:table-cell>
          <table:table-cell table:style-name="ce6" office:value-type="float" office:value="183.11" calcext:value-type="float">
            <text:p>183.11</text:p>
          </table:table-cell>
          <table:table-cell table:style-name="ce6" table:formula="of:=3*60+21.34" office:value-type="float" office:value="201.34" calcext:value-type="float">
            <text:p>201.34</text:p>
          </table:table-cell>
          <table:table-cell office:value-type="float" office:value="6646967" calcext:value-type="float">
            <text:p>6646967</text:p>
          </table:table-cell>
          <table:table-cell table:style-name="ce6" office:value-type="float" office:value="252.44" calcext:value-type="float">
            <text:p>252.44</text:p>
          </table:table-cell>
          <table:table-cell table:style-name="ce6" table:formula="of:=4*60+51.87" office:value-type="float" office:value="291.87" calcext:value-type="float">
            <text:p>291.87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34692" calcext:value-type="float">
            <text:p>6334692</text:p>
          </table:table-cell>
          <table:table-cell office:value-type="float" office:value="107.97" calcext:value-type="float">
            <text:p>107.97</text:p>
          </table:table-cell>
          <table:table-cell office:value-type="float" office:value="124.62" calcext:value-type="float">
            <text:p>124.62</text:p>
          </table:table-cell>
          <table:table-cell office:value-type="float" office:value="6721057" calcext:value-type="float">
            <text:p>6721057</text:p>
          </table:table-cell>
          <table:table-cell table:style-name="ce6" office:value-type="float" office:value="188.2" calcext:value-type="float">
            <text:p>188.20</text:p>
          </table:table-cell>
          <table:table-cell table:style-name="ce6" table:formula="of:=3*60+39.34" office:value-type="float" office:value="219.34" calcext:value-type="float">
            <text:p>219.34</text:p>
          </table:table-cell>
          <table:table-cell office:value-type="float" office:value="6813762" calcext:value-type="float">
            <text:p>6813762</text:p>
          </table:table-cell>
          <table:table-cell table:style-name="ce6" office:value-type="float" office:value="260.53" calcext:value-type="float">
            <text:p>260.53</text:p>
          </table:table-cell>
          <table:table-cell table:style-name="ce6" table:formula="of:=5*60+1.1" office:value-type="float" office:value="301.1" calcext:value-type="float">
            <text:p>301.10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59092" calcext:value-type="float">
            <text:p>7459092</text:p>
          </table:table-cell>
          <table:table-cell office:value-type="float" office:value="118.01" calcext:value-type="float">
            <text:p>118.01</text:p>
          </table:table-cell>
          <table:table-cell office:value-type="float" office:value="129.02" calcext:value-type="float">
            <text:p>129.02</text:p>
          </table:table-cell>
          <table:table-cell office:value-type="float" office:value="7820391" calcext:value-type="float">
            <text:p>7820391</text:p>
          </table:table-cell>
          <table:table-cell table:style-name="ce6" office:value-type="float" office:value="205.94" calcext:value-type="float">
            <text:p>205.94</text:p>
          </table:table-cell>
          <table:table-cell table:style-name="ce6" table:formula="of:=3*60+40.16" office:value-type="float" office:value="220.16" calcext:value-type="float">
            <text:p>220.16</text:p>
          </table:table-cell>
          <table:table-cell office:value-type="float" office:value="7896084" calcext:value-type="float">
            <text:p>7896084</text:p>
          </table:table-cell>
          <table:table-cell table:style-name="ce6" office:value-type="float" office:value="272.83" calcext:value-type="float">
            <text:p>272.83</text:p>
          </table:table-cell>
          <table:table-cell table:style-name="ce6" table:formula="of:=4*60+51.6" office:value-type="float" office:value="291.6" calcext:value-type="float">
            <text:p>291.60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13520" calcext:value-type="float">
            <text:p>6613520</text:p>
          </table:table-cell>
          <table:table-cell office:value-type="float" office:value="122.94" calcext:value-type="float">
            <text:p>122.94</text:p>
          </table:table-cell>
          <table:table-cell office:value-type="float" office:value="127.3" calcext:value-type="float">
            <text:p>127.30</text:p>
          </table:table-cell>
          <table:table-cell office:value-type="float" office:value="7010255" calcext:value-type="float">
            <text:p>7010255</text:p>
          </table:table-cell>
          <table:table-cell table:style-name="ce6" office:value-type="float" office:value="202.61" calcext:value-type="float">
            <text:p>202.61</text:p>
          </table:table-cell>
          <table:table-cell table:style-name="ce6" table:formula="of:=3*60+32.29" office:value-type="float" office:value="212.29" calcext:value-type="float">
            <text:p>212.29</text:p>
          </table:table-cell>
          <table:table-cell office:value-type="float" office:value="7102581" calcext:value-type="float">
            <text:p>7102581</text:p>
          </table:table-cell>
          <table:table-cell table:style-name="ce6" office:value-type="float" office:value="272" calcext:value-type="float">
            <text:p>272.00</text:p>
          </table:table-cell>
          <table:table-cell table:style-name="ce6" table:formula="of:=4*60+41.2" office:value-type="float" office:value="281.2" calcext:value-type="float">
            <text:p>281.20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27508" calcext:value-type="float">
            <text:p>7227508</text:p>
          </table:table-cell>
          <table:table-cell office:value-type="float" office:value="116.72" calcext:value-type="float">
            <text:p>116.72</text:p>
          </table:table-cell>
          <table:table-cell office:value-type="float" office:value="120" calcext:value-type="float">
            <text:p>120.00</text:p>
          </table:table-cell>
          <table:table-cell office:value-type="float" office:value="7674385" calcext:value-type="float">
            <text:p>7674385</text:p>
          </table:table-cell>
          <table:table-cell table:style-name="ce6" office:value-type="float" office:value="214" calcext:value-type="float">
            <text:p>214.00</text:p>
          </table:table-cell>
          <table:table-cell table:style-name="ce6" table:formula="of:=3*60+48.18" office:value-type="float" office:value="228.18" calcext:value-type="float">
            <text:p>228.18</text:p>
          </table:table-cell>
          <table:table-cell office:value-type="float" office:value="7780286" calcext:value-type="float">
            <text:p>7780286</text:p>
          </table:table-cell>
          <table:table-cell table:style-name="ce6" office:value-type="float" office:value="294.64" calcext:value-type="float">
            <text:p>294.64</text:p>
          </table:table-cell>
          <table:table-cell table:style-name="ce6" table:formula="of:=4*60+59.3" office:value-type="float" office:value="299.3" calcext:value-type="float">
            <text:p>299.30</text:p>
          </table:table-cell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edByNp" table:style-name="ta1">
        <table:shapes>
          <draw:frame draw:z-index="0" draw:style-name="gr1" draw:text-style-name="P1" svg:width="160.09mm" svg:height="90.09mm" svg:x="116.77mm" svg:y="2.71mm">
            <loext:p draw:notify-on-update-of-ranges="sortedByNp.A3:sortedByNp.A12 sortedByNp.B1:sortedByNp.B1 sortedByNp.B3:sortedByNp.B12 sortedByNp.C1:sortedByNp.C1 sortedByNp.C3:sortedByNp.C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0.1mm" svg:height="90.08mm" svg:x="114.71mm" svg:y="93.93mm">
            <loext:p draw:notify-on-update-of-ranges="sortedByNp.A16:sortedByNp.A25 sortedByNp.B14:sortedByNp.B14 sortedByNp.B16:sortedByNp.B25 sortedByNp.C14:sortedByNp.C14 sortedByNp.C16:sortedByNp.C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60.1mm" svg:height="90.09mm" svg:x="114.71mm" svg:y="186.95mm">
            <loext:p draw:notify-on-update-of-ranges="sortedByNp.A29:sortedByNp.A38 sortedByNp.B27:sortedByNp.B27 sortedByNp.B29:sortedByNp.B38 sortedByNp.C27:sortedByNp.C27 sortedByNp.C29:sortedByNp.C3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ce8"/>
        <table:table-column table:style-name="co2" table:number-columns-repeated="2" table:default-cell-style-name="ce6"/>
        <table:table-row table:style-name="ro1">
          <table:table-cell table:style-name="ce1" office:value-type="string" calcext:value-type="string">
            <text:p>Chromosome</text:p>
          </table:table-cell>
          <table:table-cell table:style-name="ce1" office:value-type="string" calcext:value-type="string">
            <text:p>N’</text:p>
          </table:table-cell>
          <table:table-cell table:style-name="ce4" office:value-type="string" calcext:value-type="string">
            <text:p>proc. time</text:p>
          </table:table-cell>
          <table:table-cell table:style-name="ce4" office:value-type="string" calcext:value-type="string">
            <text:p>total time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3" office:value-type="float" office:value="5000" calcext:value-type="float" table:number-columns-spanned="3" table:number-rows-spanned="1">
            <text:p>5000</text:p>
          </table:table-cell>
          <table:covered-table-cell table:style-name="ce5"/>
          <table:covered-table-cell table:style-name="ce4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 office:value-type="float" office:value="140121" calcext:value-type="float">
            <text:p>140121</text:p>
          </table:table-cell>
          <table:table-cell table:style-name="ce9" office:value-type="float" office:value="6.87" calcext:value-type="float">
            <text:p>6.87</text:p>
          </table:table-cell>
          <table:table-cell table:style-name="ce9" office:value-type="float" office:value="7.88" calcext:value-type="float">
            <text:p>7.88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020582" calcext:value-type="float">
            <text:p>3020582</text:p>
          </table:table-cell>
          <table:table-cell table:style-name="ce9" office:value-type="float" office:value="45.47" calcext:value-type="float">
            <text:p>45.47</text:p>
          </table:table-cell>
          <table:table-cell table:style-name="ce9" office:value-type="float" office:value="56.43" calcext:value-type="float">
            <text:p>56.43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26946" calcext:value-type="float">
            <text:p>3026946</text:p>
          </table:table-cell>
          <table:table-cell table:style-name="ce9" office:value-type="float" office:value="45.56" calcext:value-type="float">
            <text:p>45.56</text:p>
          </table:table-cell>
          <table:table-cell table:style-name="ce9" office:value-type="float" office:value="57.18" calcext:value-type="float">
            <text:p>57.18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936364" calcext:value-type="float">
            <text:p>4936364</text:p>
          </table:table-cell>
          <table:table-cell table:style-name="ce9" office:value-type="float" office:value="83.96" calcext:value-type="float">
            <text:p>83.96</text:p>
          </table:table-cell>
          <table:table-cell table:style-name="ce9" office:value-type="float" office:value="96.54" calcext:value-type="float">
            <text:p>96.54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5022685" calcext:value-type="float">
            <text:p>5022685</text:p>
          </table:table-cell>
          <table:table-cell table:style-name="ce9" office:value-type="float" office:value="75.55" calcext:value-type="float">
            <text:p>75.55</text:p>
          </table:table-cell>
          <table:table-cell table:style-name="ce9" office:value-type="float" office:value="97.45" calcext:value-type="float">
            <text:p>97.45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6176802" calcext:value-type="float">
            <text:p>6176802</text:p>
          </table:table-cell>
          <table:table-cell table:style-name="ce9" office:value-type="float" office:value="99.71" calcext:value-type="float">
            <text:p>99.71</text:p>
          </table:table-cell>
          <table:table-cell table:style-name="ce9" office:value-type="float" office:value="106.98" calcext:value-type="float">
            <text:p>106.98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6334692" calcext:value-type="float">
            <text:p>6334692</text:p>
          </table:table-cell>
          <table:table-cell table:style-name="ce9" office:value-type="float" office:value="107.97" calcext:value-type="float">
            <text:p>107.97</text:p>
          </table:table-cell>
          <table:table-cell table:style-name="ce9" office:value-type="float" office:value="124.62" calcext:value-type="float">
            <text:p>124.62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6613520" calcext:value-type="float">
            <text:p>6613520</text:p>
          </table:table-cell>
          <table:table-cell table:style-name="ce9" office:value-type="float" office:value="122.94" calcext:value-type="float">
            <text:p>122.94</text:p>
          </table:table-cell>
          <table:table-cell table:style-name="ce9" office:value-type="float" office:value="127.3" calcext:value-type="float">
            <text:p>127.3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7227508" calcext:value-type="float">
            <text:p>7227508</text:p>
          </table:table-cell>
          <table:table-cell table:style-name="ce9" office:value-type="float" office:value="116.72" calcext:value-type="float">
            <text:p>116.72</text:p>
          </table:table-cell>
          <table:table-cell table:style-name="ce9" office:value-type="float" office:value="120" calcext:value-type="float">
            <text:p>120.0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7459092" calcext:value-type="float">
            <text:p>7459092</text:p>
          </table:table-cell>
          <table:table-cell table:style-name="ce9" office:value-type="float" office:value="118.01" calcext:value-type="float">
            <text:p>118.01</text:p>
          </table:table-cell>
          <table:table-cell table:style-name="ce9" office:value-type="float" office:value="129.02" calcext:value-type="float">
            <text:p>129.02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Chromosome</text:p>
          </table:table-cell>
          <table:table-cell table:style-name="ce7" office:value-type="string" calcext:value-type="string">
            <text:p>N’</text:p>
          </table:table-cell>
          <table:table-cell table:style-name="ce4" office:value-type="string" calcext:value-type="string">
            <text:p>proc. time</text:p>
          </table:table-cell>
          <table:table-cell table:style-name="ce4" office:value-type="string" calcext:value-type="string">
            <text:p>total time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5" office:value-type="float" office:value="10000" calcext:value-type="float" table:number-columns-spanned="3" table:number-rows-spanned="1">
            <text:p>10000</text:p>
          </table:table-cell>
          <table:covered-table-cell table:style-name="ce3"/>
          <table:covered-table-cell table:style-name="ce1"/>
        </table:table-row>
        <table:table-row table:style-name="ro1">
          <table:table-cell table:style-name="ce2" office:value-type="string" calcext:value-type="string">
            <text:p>Y</text:p>
          </table:table-cell>
          <table:table-cell office:value-type="float" office:value="151764" calcext:value-type="float">
            <text:p>151764</text:p>
          </table:table-cell>
          <table:table-cell office:value-type="float" office:value="18.92" calcext:value-type="float">
            <text:p>18.92</text:p>
          </table:table-cell>
          <table:table-cell office:value-type="float" office:value="19.63" calcext:value-type="float">
            <text:p>19.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87805" calcext:value-type="float">
            <text:p>3187805</text:p>
          </table:table-cell>
          <table:table-cell office:value-type="float" office:value="82.15" calcext:value-type="float">
            <text:p>82.15</text:p>
          </table:table-cell>
          <table:table-cell office:value-type="float" office:value="88.07" calcext:value-type="float">
            <text:p>88.07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3200604" calcext:value-type="float">
            <text:p>3200604</text:p>
          </table:table-cell>
          <table:table-cell office:value-type="float" office:value="79.71" calcext:value-type="float">
            <text:p>79.71</text:p>
          </table:table-cell>
          <table:table-cell office:value-type="float" office:value="95.67" calcext:value-type="float">
            <text:p>95.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37758" calcext:value-type="float">
            <text:p>5237758</text:p>
          </table:table-cell>
          <table:table-cell office:value-type="float" office:value="145.08" calcext:value-type="float">
            <text:p>145.08</text:p>
          </table:table-cell>
          <table:table-cell office:value-type="float" office:value="151.84" calcext:value-type="float">
            <text:p>151.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96435" calcext:value-type="float">
            <text:p>5296435</text:p>
          </table:table-cell>
          <table:table-cell office:value-type="float" office:value="136.06" calcext:value-type="float">
            <text:p>136.06</text:p>
          </table:table-cell>
          <table:table-cell office:value-type="float" office:value="225.77" calcext:value-type="float">
            <text:p>225.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57900" calcext:value-type="float">
            <text:p>6557900</text:p>
          </table:table-cell>
          <table:table-cell office:value-type="float" office:value="183.11" calcext:value-type="float">
            <text:p>183.11</text:p>
          </table:table-cell>
          <table:table-cell office:value-type="float" office:value="201.34" calcext:value-type="float">
            <text:p>201.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21057" calcext:value-type="float">
            <text:p>6721057</text:p>
          </table:table-cell>
          <table:table-cell office:value-type="float" office:value="188.2" calcext:value-type="float">
            <text:p>188.20</text:p>
          </table:table-cell>
          <table:table-cell office:value-type="float" office:value="219.34" calcext:value-type="float">
            <text:p>219.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10255" calcext:value-type="float">
            <text:p>7010255</text:p>
          </table:table-cell>
          <table:table-cell office:value-type="float" office:value="202.61" calcext:value-type="float">
            <text:p>202.61</text:p>
          </table:table-cell>
          <table:table-cell office:value-type="float" office:value="212.29" calcext:value-type="float">
            <text:p>212.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74385" calcext:value-type="float">
            <text:p>7674385</text:p>
          </table:table-cell>
          <table:table-cell office:value-type="float" office:value="214" calcext:value-type="float">
            <text:p>214.00</text:p>
          </table:table-cell>
          <table:table-cell office:value-type="float" office:value="228.18" calcext:value-type="float">
            <text:p>228.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20391" calcext:value-type="float">
            <text:p>7820391</text:p>
          </table:table-cell>
          <table:table-cell office:value-type="float" office:value="205.94" calcext:value-type="float">
            <text:p>205.94</text:p>
          </table:table-cell>
          <table:table-cell office:value-type="float" office:value="220.16" calcext:value-type="float">
            <text:p>220.16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Chromosome</text:p>
          </table:table-cell>
          <table:table-cell table:style-name="ce7" office:value-type="string" calcext:value-type="string">
            <text:p>N’</text:p>
          </table:table-cell>
          <table:table-cell table:style-name="ce4" office:value-type="string" calcext:value-type="string">
            <text:p>proc. time</text:p>
          </table:table-cell>
          <table:table-cell table:style-name="ce4" office:value-type="string" calcext:value-type="string">
            <text:p>total time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5" office:value-type="float" office:value="15000" calcext:value-type="float" table:number-columns-spanned="3" table:number-rows-spanned="1">
            <text:p>15000</text:p>
          </table:table-cell>
          <table:covered-table-cell table:style-name="ce3"/>
          <table:covered-table-cell table:style-name="ce1"/>
        </table:table-row>
        <table:table-row table:style-name="ro1">
          <table:table-cell table:style-name="ce2" office:value-type="string" calcext:value-type="string">
            <text:p>Y</text:p>
          </table:table-cell>
          <table:table-cell office:value-type="float" office:value="160299" calcext:value-type="float">
            <text:p>160299</text:p>
          </table:table-cell>
          <table:table-cell office:value-type="float" office:value="31.23" calcext:value-type="float">
            <text:p>31.23</text:p>
          </table:table-cell>
          <table:table-cell office:value-type="float" office:value="34.11" calcext:value-type="float">
            <text:p>34.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24682" calcext:value-type="float">
            <text:p>3224682</text:p>
          </table:table-cell>
          <table:table-cell office:value-type="float" office:value="109.87" calcext:value-type="float">
            <text:p>109.87</text:p>
          </table:table-cell>
          <table:table-cell office:value-type="float" office:value="111.32" calcext:value-type="float">
            <text:p>111.32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3238803" calcext:value-type="float">
            <text:p>3238803</text:p>
          </table:table-cell>
          <table:table-cell office:value-type="float" office:value="114.6" calcext:value-type="float">
            <text:p>114.60</text:p>
          </table:table-cell>
          <table:table-cell office:value-type="float" office:value="121.51" calcext:value-type="float">
            <text:p>121.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08674" calcext:value-type="float">
            <text:p>5308674</text:p>
          </table:table-cell>
          <table:table-cell office:value-type="float" office:value="195.84" calcext:value-type="float">
            <text:p>195.84</text:p>
          </table:table-cell>
          <table:table-cell office:value-type="float" office:value="216.85" calcext:value-type="float">
            <text:p>216.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56447" calcext:value-type="float">
            <text:p>5356447</text:p>
          </table:table-cell>
          <table:table-cell office:value-type="float" office:value="196.2" calcext:value-type="float">
            <text:p>196.20</text:p>
          </table:table-cell>
          <table:table-cell office:value-type="float" office:value="223.78" calcext:value-type="float">
            <text:p>223.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46967" calcext:value-type="float">
            <text:p>6646967</text:p>
          </table:table-cell>
          <table:table-cell office:value-type="float" office:value="252.44" calcext:value-type="float">
            <text:p>252.44</text:p>
          </table:table-cell>
          <table:table-cell office:value-type="float" office:value="291.87" calcext:value-type="float">
            <text:p>291.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13762" calcext:value-type="float">
            <text:p>6813762</text:p>
          </table:table-cell>
          <table:table-cell office:value-type="float" office:value="260.53" calcext:value-type="float">
            <text:p>260.53</text:p>
          </table:table-cell>
          <table:table-cell office:value-type="float" office:value="301.1" calcext:value-type="float">
            <text:p>301.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02581" calcext:value-type="float">
            <text:p>7102581</text:p>
          </table:table-cell>
          <table:table-cell office:value-type="float" office:value="272" calcext:value-type="float">
            <text:p>272.00</text:p>
          </table:table-cell>
          <table:table-cell office:value-type="float" office:value="281.2" calcext:value-type="float">
            <text:p>281.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80286" calcext:value-type="float">
            <text:p>7780286</text:p>
          </table:table-cell>
          <table:table-cell office:value-type="float" office:value="294.64" calcext:value-type="float">
            <text:p>294.64</text:p>
          </table:table-cell>
          <table:table-cell office:value-type="float" office:value="299.3" calcext:value-type="float">
            <text:p>299.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96084" calcext:value-type="float">
            <text:p>7896084</text:p>
          </table:table-cell>
          <table:table-cell office:value-type="float" office:value="272.83" calcext:value-type="float">
            <text:p>272.83</text:p>
          </table:table-cell>
          <table:table-cell office:value-type="float" office:value="291.6" calcext:value-type="float">
            <text:p>291.60</text:p>
          </table:table-cell>
        </table:table-row>
      </table:table>
      <table:named-expressions/>
      <table:database-ranges>
        <table:database-range table:name="__Anonymous_Sheet_DB__1" table:target-range-address="sortedByNp.A29:sortedByNp.D38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14:50:20.506248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3:15:09.823263615</meta:creation-date>
    <dc:date>2017-09-06T15:45:24.774541230</dc:date>
    <meta:editing-duration>PT56M21S</meta:editing-duration>
    <meta:editing-cycles>11</meta:editing-cycles>
    <meta:generator>LibreOffice/5.1.4.2$Linux_X86_64 LibreOffice_project/10m0$Build-2</meta:generator>
    <meta:document-statistic meta:table-count="2" meta:cell-count="25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9.01cm" xlink:href=".." xlink:type="simple" chart:class="chart:line" chart:style-name="ch1">
        <chart:title svg:x="1.786cm" svg:y="0.316cm" chart:style-name="ch2">
          <text:p>MultiEDSM Processing time for the 10 shortest chromosomes</text:p>
        </chart:title>
        <chart:subtitle svg:x="5.834cm" svg:y="1.275cm" chart:style-name="ch3">
          <text:p>M = 5000, 10000, 15000</text:p>
        </chart:subtitle>
        <chart:legend chart:legend-position="end" svg:x="13.719cm" svg:y="3.708cm" style:legend-expansion="high" chart:style-name="ch4"/>
        <chart:plot-area chart:style-name="ch5" table:cell-range-address="Sheet1.A3:Sheet1.A12 Sheet1.B2:Sheet1.B2 Sheet1.C3:Sheet1.C12 Sheet1.E2:Sheet1.E2 Sheet1.F3:Sheet1.F12 Sheet1.H2:Sheet1.H2 Sheet1.I3:Sheet1.I12" chart:data-source-has-labels="both" svg:x="1.33cm" svg:y="2.138cm" svg:width="12.07cm" svg:height="5.711cm">
          <chartooo:coordinate-region svg:x="2.613cm" svg:y="2.338cm" svg:width="10.6cm" svg:height="4.864cm"/>
          <chart:axis chart:dimension="x" chart:name="primary-x" chart:style-name="ch6" chartooo:axis-type="auto">
            <chartooo:date-scale/>
            <chart:title svg:x="6.329cm" svg:y="8.029cm" chart:style-name="ch7">
              <text:p>Chromosome</text:p>
            </chart:title>
            <chart:categories table:cell-range-address="Sheet1.A3:Sheet1.A12"/>
          </chart:axis>
          <chart:axis chart:dimension="y" chart:name="primary-y" chart:style-name="ch8">
            <chart:title svg:x="0.451cm" svg:y="5.619cm" chart:style-name="ch9">
              <text:p>Time (s)</text:p>
            </chart:title>
            <chart:grid chart:style-name="ch10" chart:class="major"/>
          </chart:axis>
          <chart:series chart:style-name="ch11" chart:values-cell-range-address="Sheet1.C3:Sheet1.C12" chart:label-cell-address="Sheet1.B2:Sheet1.B2" chart:class="chart:line">
            <chart:data-point chart:repeated="10"/>
          </chart:series>
          <chart:series chart:style-name="ch12" chart:values-cell-range-address="Sheet1.F3:Sheet1.F12" chart:label-cell-address="Sheet1.E2:Sheet1.E2" chart:class="chart:line">
            <chart:data-point chart:repeated="10"/>
          </chart:series>
          <chart:series chart:style-name="ch13" chart:values-cell-range-address="Sheet1.I3:Sheet1.I12" chart:label-cell-address="Sheet1.H2:Sheet1.H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0</text:p>
                <draw:g>
                  <svg:desc>Sheet1.B2:Sheet1.B2</svg:desc>
                </draw:g>
              </table:table-cell>
              <table:table-cell office:value-type="string">
                <text:p>10000</text:p>
                <draw:g>
                  <svg:desc>Sheet1.E2:Sheet1.E2</svg:desc>
                </draw:g>
              </table:table-cell>
              <table:table-cell office:value-type="string">
                <text:p>15000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float" office:value="21">
                <text:p>21</text:p>
                <draw:g>
                  <svg:desc>Sheet1.A3:Sheet1.A12</svg:desc>
                </draw:g>
              </table:table-cell>
              <table:table-cell office:value-type="float" office:value="45.56">
                <text:p>45.56</text:p>
                <draw:g>
                  <svg:desc>Sheet1.C3:Sheet1.C12</svg:desc>
                </draw:g>
              </table:table-cell>
              <table:table-cell office:value-type="float" office:value="79.71">
                <text:p>79.71</text:p>
                <draw:g>
                  <svg:desc>Sheet1.F3:Sheet1.F12</svg:desc>
                </draw:g>
              </table:table-cell>
              <table:table-cell office:value-type="float" office:value="114.6">
                <text:p>114.6</text:p>
                <draw:g>
                  <svg:desc>Sheet1.I3:Sheet1.I12</svg:desc>
                </draw:g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5.47">
                <text:p>45.47</text:p>
              </table:table-cell>
              <table:table-cell office:value-type="float" office:value="82.15">
                <text:p>82.15</text:p>
              </table:table-cell>
              <table:table-cell office:value-type="float" office:value="109.87">
                <text:p>109.8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5.55">
                <text:p>75.55</text:p>
              </table:table-cell>
              <table:table-cell office:value-type="float" office:value="136.06">
                <text:p>136.06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6.87">
                <text:p>6.87</text:p>
              </table:table-cell>
              <table:table-cell office:value-type="float" office:value="18.92">
                <text:p>18.92</text:p>
              </table:table-cell>
              <table:table-cell office:value-type="float" office:value="31.23">
                <text:p>31.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3.96">
                <text:p>83.96</text:p>
              </table:table-cell>
              <table:table-cell office:value-type="float" office:value="145.08">
                <text:p>145.08</text:p>
              </table:table-cell>
              <table:table-cell office:value-type="float" office:value="195.84">
                <text:p>195.8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9.71">
                <text:p>99.71</text:p>
              </table:table-cell>
              <table:table-cell office:value-type="float" office:value="183.11">
                <text:p>183.11</text:p>
              </table:table-cell>
              <table:table-cell office:value-type="float" office:value="252.44">
                <text:p>252.4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7.97">
                <text:p>107.97</text:p>
              </table:table-cell>
              <table:table-cell office:value-type="float" office:value="188.2">
                <text:p>188.2</text:p>
              </table:table-cell>
              <table:table-cell office:value-type="float" office:value="260.53">
                <text:p>260.5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8.01">
                <text:p>118.01</text:p>
              </table:table-cell>
              <table:table-cell office:value-type="float" office:value="205.94">
                <text:p>205.94</text:p>
              </table:table-cell>
              <table:table-cell office:value-type="float" office:value="272.83">
                <text:p>272.8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2.94">
                <text:p>122.94</text:p>
              </table:table-cell>
              <table:table-cell office:value-type="float" office:value="202.61">
                <text:p>202.6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6.72">
                <text:p>116.72</text:p>
              </table:table-cell>
              <table:table-cell office:value-type="float" office:value="214">
                <text:p>214</text:p>
              </table:table-cell>
              <table:table-cell office:value-type="float" office:value="294.64">
                <text:p>294.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.01cm" xlink:href=".." xlink:type="simple" chart:class="chart:line" chart:style-name="ch1">
        <chart:title svg:x="6.996cm" svg:y="0.316cm" chart:style-name="ch2">
          <text:p>M = 5000</text:p>
        </chart:title>
        <chart:legend chart:legend-position="end" svg:x="13.131cm" svg:y="3.957cm" style:legend-expansion="high" chart:style-name="ch3"/>
        <chart:plot-area chart:style-name="ch4" table:cell-range-address="sortedByNp.A3:sortedByNp.C12 sortedByNp.B1:sortedByNp.C1" chart:data-source-has-labels="both" svg:x="1.331cm" svg:y="1.275cm" svg:width="10.599cm" svg:height="6.574cm">
          <chartooo:coordinate-region svg:x="2.878cm" svg:y="1.474cm" svg:width="8.244cm" svg:height="5.728cm"/>
          <chart:axis chart:dimension="x" chart:name="primary-x" chart:style-name="ch5" chartooo:axis-type="auto">
            <chartooo:date-scale/>
            <chart:title svg:x="5.594cm" svg:y="8.029cm" chart:style-name="ch6">
              <text:p>Chromosome</text:p>
            </chart:title>
            <chart:categories table:cell-range-address="sortedByNp.A3:sortedByNp.A12"/>
          </chart:axis>
          <chart:axis chart:dimension="y" chart:name="primary-y" chart:style-name="ch5">
            <chart:title svg:x="0.451cm" svg:y="4.765cm" chart:style-name="ch7">
              <text:p>N'</text:p>
            </chart:title>
            <chart:grid chart:style-name="ch8" chart:class="major"/>
          </chart:axis>
          <chart:axis chart:dimension="y" chart:name="secondary-y" chart:style-name="ch9">
            <chart:title svg:x="12.25cm" svg:y="5.188cm" chart:style-name="ch7">
              <text:p>Time (s)</text:p>
            </chart:title>
          </chart:axis>
          <chart:series chart:attached-axis="primary-y" chart:style-name="ch10" chart:values-cell-range-address="sortedByNp.B3:sortedByNp.B12" chart:label-cell-address="sortedByNp.B1:sortedByNp.B1" chart:class="chart:line">
            <chart:data-point chart:repeated="10"/>
          </chart:series>
          <chart:series chart:attached-axis="secondary-y" chart:style-name="ch11" chart:values-cell-range-address="sortedByNp.C3:sortedByNp.C12" chart:label-cell-address="sortedByNp.C1:sortedByNp.C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’</text:p>
                <draw:g>
                  <svg:desc>sortedByNp.B1:sortedByNp.B1</svg:desc>
                </draw:g>
              </table:table-cell>
              <table:table-cell office:value-type="string">
                <text:p>proc. time</text:p>
                <draw:g>
                  <svg:desc>sortedByNp.C1:sortedByNp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</text:p>
                <draw:g>
                  <svg:desc>sortedByNp.A3:sortedByNp.A12</svg:desc>
                </draw:g>
              </table:table-cell>
              <table:table-cell office:value-type="float" office:value="140121">
                <text:p>140121</text:p>
                <draw:g>
                  <svg:desc>sortedByNp.B3:sortedByNp.B12</svg:desc>
                </draw:g>
              </table:table-cell>
              <table:table-cell office:value-type="float" office:value="6.87">
                <text:p>6.87</text:p>
                <draw:g>
                  <svg:desc>sortedByNp.C3:sortedByNp.C12</svg:desc>
                </draw:g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020582">
                <text:p>3020582</text:p>
              </table:table-cell>
              <table:table-cell office:value-type="float" office:value="45.47">
                <text:p>45.4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026946">
                <text:p>3026946</text:p>
              </table:table-cell>
              <table:table-cell office:value-type="float" office:value="45.56">
                <text:p>45.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936364">
                <text:p>4936364</text:p>
              </table:table-cell>
              <table:table-cell office:value-type="float" office:value="83.96">
                <text:p>83.9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022685">
                <text:p>5022685</text:p>
              </table:table-cell>
              <table:table-cell office:value-type="float" office:value="75.55">
                <text:p>75.5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176802">
                <text:p>6176802</text:p>
              </table:table-cell>
              <table:table-cell office:value-type="float" office:value="99.71">
                <text:p>99.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334692">
                <text:p>6334692</text:p>
              </table:table-cell>
              <table:table-cell office:value-type="float" office:value="107.97">
                <text:p>107.9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613520">
                <text:p>6613520</text:p>
              </table:table-cell>
              <table:table-cell office:value-type="float" office:value="122.94">
                <text:p>122.9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227508">
                <text:p>7227508</text:p>
              </table:table-cell>
              <table:table-cell office:value-type="float" office:value="116.72">
                <text:p>116.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459092">
                <text:p>7459092</text:p>
              </table:table-cell>
              <table:table-cell office:value-type="float" office:value="118.01">
                <text:p>118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.009cm" xlink:href=".." xlink:type="simple" chart:class="chart:line" chart:style-name="ch1">
        <chart:title svg:x="6.877cm" svg:y="0.316cm" chart:style-name="ch2">
          <text:p>M = 10000</text:p>
        </chart:title>
        <chart:legend chart:legend-position="end" svg:x="13.132cm" svg:y="3.956cm" style:legend-expansion="high" chart:style-name="ch3"/>
        <chart:plot-area chart:style-name="ch4" table:cell-range-address="sortedByNp.A16:sortedByNp.C25 sortedByNp.B14:sortedByNp.C14" chart:data-source-has-labels="both" svg:x="1.331cm" svg:y="1.275cm" svg:width="10.6cm" svg:height="6.573cm">
          <chartooo:coordinate-region svg:x="2.878cm" svg:y="1.474cm" svg:width="8.245cm" svg:height="5.727cm"/>
          <chart:axis chart:dimension="x" chart:name="primary-x" chart:style-name="ch5" chartooo:axis-type="auto">
            <chartooo:date-scale/>
            <chart:title svg:x="5.595cm" svg:y="8.028cm" chart:style-name="ch6">
              <text:p>Chromosome</text:p>
            </chart:title>
            <chart:categories table:cell-range-address="sortedByNp.A16:sortedByNp.A25"/>
          </chart:axis>
          <chart:axis chart:dimension="y" chart:name="primary-y" chart:style-name="ch7">
            <chart:title svg:x="0.451cm" svg:y="4.764cm" chart:style-name="ch8">
              <text:p>N'</text:p>
            </chart:title>
            <chart:grid chart:style-name="ch9" chart:class="major"/>
          </chart:axis>
          <chart:axis chart:dimension="y" chart:name="secondary-y" chart:style-name="ch10">
            <chart:title svg:x="12.251cm" svg:y="5.187cm" chart:style-name="ch8">
              <text:p>Time (s)</text:p>
            </chart:title>
          </chart:axis>
          <chart:series chart:attached-axis="primary-y" chart:style-name="ch11" chart:values-cell-range-address="sortedByNp.B16:sortedByNp.B25" chart:label-cell-address="sortedByNp.B14:sortedByNp.B14" chart:class="chart:line">
            <chart:data-point chart:repeated="10"/>
          </chart:series>
          <chart:series chart:attached-axis="secondary-y" chart:style-name="ch12" chart:values-cell-range-address="sortedByNp.C16:sortedByNp.C25" chart:label-cell-address="sortedByNp.C14:sortedByNp.C1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’</text:p>
                <draw:g>
                  <svg:desc>sortedByNp.B14:sortedByNp.B14</svg:desc>
                </draw:g>
              </table:table-cell>
              <table:table-cell office:value-type="string">
                <text:p>proc. time</text:p>
                <draw:g>
                  <svg:desc>sortedByNp.C14:sortedByNp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</text:p>
                <draw:g>
                  <svg:desc>sortedByNp.A16:sortedByNp.A25</svg:desc>
                </draw:g>
              </table:table-cell>
              <table:table-cell office:value-type="float" office:value="151764">
                <text:p>151764</text:p>
                <draw:g>
                  <svg:desc>sortedByNp.B16:sortedByNp.B25</svg:desc>
                </draw:g>
              </table:table-cell>
              <table:table-cell office:value-type="float" office:value="18.92">
                <text:p>18.92</text:p>
                <draw:g>
                  <svg:desc>sortedByNp.C16:sortedByNp.C25</svg:desc>
                </draw:g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187805">
                <text:p>3187805</text:p>
              </table:table-cell>
              <table:table-cell office:value-type="float" office:value="82.15">
                <text:p>82.1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200604">
                <text:p>3200604</text:p>
              </table:table-cell>
              <table:table-cell office:value-type="float" office:value="79.71">
                <text:p>79.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237758">
                <text:p>5237758</text:p>
              </table:table-cell>
              <table:table-cell office:value-type="float" office:value="145.08">
                <text:p>145.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296435">
                <text:p>5296435</text:p>
              </table:table-cell>
              <table:table-cell office:value-type="float" office:value="136.06">
                <text:p>136.0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557900">
                <text:p>6557900</text:p>
              </table:table-cell>
              <table:table-cell office:value-type="float" office:value="183.11">
                <text:p>183.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721057">
                <text:p>6721057</text:p>
              </table:table-cell>
              <table:table-cell office:value-type="float" office:value="188.2">
                <text:p>188.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010255">
                <text:p>7010255</text:p>
              </table:table-cell>
              <table:table-cell office:value-type="float" office:value="202.61">
                <text:p>202.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674385">
                <text:p>767438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820391">
                <text:p>7820391</text:p>
              </table:table-cell>
              <table:table-cell office:value-type="float" office:value="205.94">
                <text:p>205.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title svg:x="6.877cm" svg:y="0.316cm" chart:style-name="ch2">
          <text:p>M = 15000</text:p>
        </chart:title>
        <chart:legend chart:legend-position="end" svg:x="13.132cm" svg:y="3.957cm" style:legend-expansion="high" chart:style-name="ch3"/>
        <chart:plot-area chart:style-name="ch4" table:cell-range-address="sortedByNp.A29:sortedByNp.C38 sortedByNp.B27:sortedByNp.C27" chart:data-source-has-labels="both" svg:x="1.331cm" svg:y="1.275cm" svg:width="10.6cm" svg:height="6.574cm">
          <chartooo:coordinate-region svg:x="2.878cm" svg:y="1.474cm" svg:width="8.245cm" svg:height="5.728cm"/>
          <chart:axis chart:dimension="x" chart:name="primary-x" chart:style-name="ch5" chartooo:axis-type="auto">
            <chartooo:date-scale/>
            <chart:title svg:x="5.595cm" svg:y="8.029cm" chart:style-name="ch6">
              <text:p>Chromosome</text:p>
            </chart:title>
            <chart:categories table:cell-range-address="sortedByNp.A29:sortedByNp.A38"/>
          </chart:axis>
          <chart:axis chart:dimension="y" chart:name="primary-y" chart:style-name="ch7">
            <chart:title svg:x="0.451cm" svg:y="4.765cm" chart:style-name="ch8">
              <text:p>N'</text:p>
            </chart:title>
            <chart:grid chart:style-name="ch9" chart:class="major"/>
          </chart:axis>
          <chart:axis chart:dimension="y" chart:name="secondary-y" chart:style-name="ch10">
            <chart:title svg:x="12.251cm" svg:y="5.188cm" chart:style-name="ch8">
              <text:p>Time (s)</text:p>
            </chart:title>
          </chart:axis>
          <chart:series chart:attached-axis="primary-y" chart:style-name="ch11" chart:values-cell-range-address="sortedByNp.B29:sortedByNp.B38" chart:label-cell-address="sortedByNp.B27:sortedByNp.B27" chart:class="chart:line">
            <chart:data-point chart:repeated="10"/>
          </chart:series>
          <chart:series chart:attached-axis="secondary-y" chart:style-name="ch12" chart:values-cell-range-address="sortedByNp.C29:sortedByNp.C38" chart:label-cell-address="sortedByNp.C27:sortedByNp.C27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’</text:p>
                <draw:g>
                  <svg:desc>sortedByNp.B27:sortedByNp.B27</svg:desc>
                </draw:g>
              </table:table-cell>
              <table:table-cell office:value-type="string">
                <text:p>proc. time</text:p>
                <draw:g>
                  <svg:desc>sortedByNp.C27:sortedByNp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</text:p>
                <draw:g>
                  <svg:desc>sortedByNp.A29:sortedByNp.A38</svg:desc>
                </draw:g>
              </table:table-cell>
              <table:table-cell office:value-type="float" office:value="160299">
                <text:p>160299</text:p>
                <draw:g>
                  <svg:desc>sortedByNp.B29:sortedByNp.B38</svg:desc>
                </draw:g>
              </table:table-cell>
              <table:table-cell office:value-type="float" office:value="31.23">
                <text:p>31.23</text:p>
                <draw:g>
                  <svg:desc>sortedByNp.C29:sortedByNp.C38</svg:desc>
                </draw:g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224682">
                <text:p>3224682</text:p>
              </table:table-cell>
              <table:table-cell office:value-type="float" office:value="109.87">
                <text:p>109.8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238803">
                <text:p>323880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08674">
                <text:p>5308674</text:p>
              </table:table-cell>
              <table:table-cell office:value-type="float" office:value="195.84">
                <text:p>195.8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356447">
                <text:p>5356447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646967">
                <text:p>6646967</text:p>
              </table:table-cell>
              <table:table-cell office:value-type="float" office:value="252.44">
                <text:p>252.4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813762">
                <text:p>6813762</text:p>
              </table:table-cell>
              <table:table-cell office:value-type="float" office:value="260.53">
                <text:p>260.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102581">
                <text:p>710258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780286">
                <text:p>7780286</text:p>
              </table:table-cell>
              <table:table-cell office:value-type="float" office:value="294.64">
                <text:p>294.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896084">
                <text:p>7896084</text:p>
              </table:table-cell>
              <table:table-cell office:value-type="float" office:value="272.83">
                <text:p>272.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